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lbany AMT" svg:font-family="Albany AMT" style:font-family-generic="system" style:font-pitch="variable"/>
    <style:font-face style:name="URW Gothic L" svg:font-family="URW Gothic L" style:font-family-generic="swiss" style:font-pitch="variable"/>
    <style:font-face style:name="DejaVu Sans Mono" svg:font-family="DejaVu Sans Mono" style:font-family-generic="swiss" style:font-pitch="fixed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1" style:family="paragraph">
      <style:paragraph-properties fo:text-align="center"/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3pt" style:font-size-asian="13pt" style:font-size-complex="13pt"/>
    </style:style>
    <style:style style:name="P5" style:parent-style-name="Standard" style:family="paragraph">
      <style:paragraph-properties fo:text-align="center"/>
      <style:text-properties fo:language="en" fo:country="US"/>
    </style:style>
    <style:style style:name="P6" style:parent-style-name="Standard" style:family="paragraph">
      <style:paragraph-properties fo:text-align="center"/>
      <style:text-properties fo:language="en" fo:country="US"/>
    </style:style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Heading3" style:family="paragraph">
      <style:paragraph-properties fo:background-color="#C0C0C0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Heading3" style:family="paragraph">
      <style:paragraph-properties fo:background-color="#C0C0C0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TableColumn26" style:family="table-column">
      <style:table-column-properties style:column-width="0.2451in" style:use-optimal-column-width="false"/>
    </style:style>
    <style:style style:name="TableColumn27" style:family="table-column">
      <style:table-column-properties style:column-width="6.4437in" style:use-optimal-column-width="false"/>
    </style:style>
    <style:style style:name="Table25" style:family="table">
      <style:table-properties style:width="6.688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3" style:family="table-column">
      <style:table-column-properties style:column-width="0.2451in" style:use-optimal-column-width="false"/>
    </style:style>
    <style:style style:name="TableColumn34" style:family="table-column">
      <style:table-column-properties style:column-width="6.4437in" style:use-optimal-column-width="false"/>
    </style:style>
    <style:style style:name="Table32" style:family="table">
      <style:table-properties style:width="6.6888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40" style:family="table-column">
      <style:table-column-properties style:column-width="0.2451in" style:use-optimal-column-width="false"/>
    </style:style>
    <style:style style:name="TableColumn41" style:family="table-column">
      <style:table-column-properties style:column-width="6.4437in" style:use-optimal-column-width="false"/>
    </style:style>
    <style:style style:name="Table39" style:family="table">
      <style:table-properties style:width="6.6888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48" style:family="table-column">
      <style:table-column-properties style:column-width="0.2451in" style:use-optimal-column-width="false"/>
    </style:style>
    <style:style style:name="TableColumn49" style:family="table-column">
      <style:table-column-properties style:column-width="6.4437in" style:use-optimal-column-width="false"/>
    </style:style>
    <style:style style:name="Table47" style:family="table">
      <style:table-properties style:width="6.6888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ableColumn57" style:family="table-column">
      <style:table-column-properties style:column-width="0.2451in" style:use-optimal-column-width="false"/>
    </style:style>
    <style:style style:name="TableColumn58" style:family="table-column">
      <style:table-column-properties style:column-width="6.4437in" style:use-optimal-column-width="false"/>
    </style:style>
    <style:style style:name="Table56" style:family="table">
      <style:table-properties style:width="6.6888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4" style:parent-style-name="Heading3" style:family="paragraph">
      <style:paragraph-properties fo:background-color="#C0C0C0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justify"/>
    </style:style>
    <style:style style:name="TableColumn69" style:family="table-column">
      <style:table-column-properties style:column-width="0.2451in" style:use-optimal-column-width="false"/>
    </style:style>
    <style:style style:name="TableColumn70" style:family="table-column">
      <style:table-column-properties style:column-width="6.4437in" style:use-optimal-column-width="false"/>
    </style:style>
    <style:style style:name="Table68" style:family="table">
      <style:table-properties style:width="6.6888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en" fo:country="US"/>
    </style:style>
    <style:style style:name="P7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iberation Sans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77" style:parent-style-name="TableContents" style:family="paragraph">
      <style:text-properties fo:language="en" fo:country="US"/>
    </style:style>
    <style:style style:name="P78" style:parent-style-name="TableContents" style:family="paragraph">
      <style:text-properties fo:language="en" fo:country="US"/>
    </style:style>
    <style:style style:name="P79" style:parent-style-name="TableContents" style:family="paragraph">
      <style:text-properties fo:language="en" fo:country="US"/>
    </style:style>
    <style:style style:name="P80" style:parent-style-name="TableContents" style:family="paragraph">
      <style:text-properties fo:language="en" fo:country="US"/>
    </style:style>
    <style:style style:name="P81" style:parent-style-name="TableContents" style:family="paragraph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style:font-name="Liberation Sans" fo:color="#000000" fo:font-size="10.5pt" style:font-size-asian="10.5pt" style:font-size-complex="10.5pt" fo:language="en" fo:country="US"/>
    </style:style>
    <style:style style:name="P85" style:parent-style-name="TableContents" style:family="paragraph">
      <style:text-properties fo:language="en" fo:country="US"/>
    </style:style>
    <style:style style:name="P86" style:parent-style-name="HTMLPreformatted" style:family="paragraph">
      <style:text-properties style:font-name="Liberation Sans" fo:color="#000000" fo:font-size="10.5pt" style:font-size-asian="10.5pt" style:font-size-complex="10.5pt" fo:language="en" fo:country="US"/>
    </style:style>
    <style:style style:name="P87" style:parent-style-name="TableContents" style:family="paragraph">
      <style:text-properties fo:language="en" fo:country="US"/>
    </style:style>
    <style:style style:name="P88" style:parent-style-name="TableContents" style:family="paragraph">
      <style:text-properties fo:language="en" fo:country="US"/>
    </style:style>
    <style:style style:name="P89" style:parent-style-name="TableContents" style:family="paragraph">
      <style:text-properties fo:language="en" fo:country="US"/>
    </style:style>
    <style:style style:name="P90" style:parent-style-name="TableContents" style:family="paragraph">
      <style:text-properties fo:language="en" fo:country="US"/>
    </style:style>
    <style:style style:name="P91" style:parent-style-name="TableContents" style:family="paragraph">
      <style:text-properties fo:language="en" fo:country="US"/>
    </style:style>
    <style:style style:name="P92" style:parent-style-name="TableContents" style:family="paragraph">
      <style:text-properties fo:language="en" fo:country="US"/>
    </style:style>
    <style:style style:name="P93" style:parent-style-name="TableContents" style:family="paragraph">
      <style:text-properties fo:language="en" fo:country="US"/>
    </style:style>
    <style:style style:name="P94" style:parent-style-name="TableContents" style:family="paragraph">
      <style:text-properties fo:language="en" fo:country="US"/>
    </style:style>
    <style:style style:name="P95" style:parent-style-name="TableContents" style:family="paragraph">
      <style:text-properties fo:language="en" fo:country="US"/>
    </style:style>
    <style:style style:name="P96" style:parent-style-name="TableContents" style:family="paragraph">
      <style:text-properties fo:language="en" fo:country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000000" fo:border-left="0.0034in solid #000000" fo:border-bottom="none" fo:border-right="none" fo:background-color="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color="#FFFFFF" fo:language="en" fo:country="US"/>
    </style:style>
    <style:style style:name="TableCell100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en" fo:country="US"/>
    </style:style>
    <style:style style:name="P102" style:parent-style-name="Standard" style:family="paragraph">
      <style:paragraph-properties fo:text-align="justify"/>
      <style:text-properties fo:language="en" fo:country="US"/>
    </style:style>
    <style:style style:name="P103" style:parent-style-name="Standard" style:family="paragraph">
      <style:paragraph-properties fo:text-align="justify"/>
      <style:text-properties fo:language="en" fo:country="US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justify"/>
    </style:style>
    <style:style style:name="TableColumn109" style:family="table-column">
      <style:table-column-properties style:column-width="0.2451in" style:use-optimal-column-width="false"/>
    </style:style>
    <style:style style:name="TableColumn110" style:family="table-column">
      <style:table-column-properties style:column-width="6.4437in" style:use-optimal-column-width="false"/>
    </style:style>
    <style:style style:name="Table108" style:family="table">
      <style:table-properties style:width="6.6888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Heading3" style:family="paragraph">
      <style:paragraph-properties fo:background-color="#C0C0C0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/>
    </style:style>
    <style:style style:name="TableColumn125" style:family="table-column">
      <style:table-column-properties style:column-width="0.2451in" style:use-optimal-column-width="false"/>
    </style:style>
    <style:style style:name="TableColumn126" style:family="table-column">
      <style:table-column-properties style:column-width="6.4437in" style:use-optimal-column-width="false"/>
    </style:style>
    <style:style style:name="Table124" style:family="table">
      <style:table-properties style:width="6.6888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1" style:parent-style-name="Standard" style:family="paragraph">
      <style:paragraph-properties fo:text-align="justify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ableColumn136" style:family="table-column">
      <style:table-column-properties style:column-width="0.2451in" style:use-optimal-column-width="false"/>
    </style:style>
    <style:style style:name="TableColumn137" style:family="table-column">
      <style:table-column-properties style:column-width="6.4437in" style:use-optimal-column-width="false"/>
    </style:style>
    <style:style style:name="Table135" style:family="table">
      <style:table-properties style:width="6.6888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</style:style>
    <style:style style:name="TableColumn148" style:family="table-column">
      <style:table-column-properties style:column-width="0.2451in" style:use-optimal-column-width="false"/>
    </style:style>
    <style:style style:name="TableColumn149" style:family="table-column">
      <style:table-column-properties style:column-width="6.4437in" style:use-optimal-column-width="false"/>
    </style:style>
    <style:style style:name="Table147" style:family="table">
      <style:table-properties style:width="6.6888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TableColumn158" style:family="table-column">
      <style:table-column-properties style:column-width="0.2451in" style:use-optimal-column-width="false"/>
    </style:style>
    <style:style style:name="TableColumn159" style:family="table-column">
      <style:table-column-properties style:column-width="6.4437in" style:use-optimal-column-width="false"/>
    </style:style>
    <style:style style:name="Table157" style:family="table">
      <style:table-properties style:width="6.6888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justify"/>
    </style:style>
    <style:style style:name="TableColumn170" style:family="table-column">
      <style:table-column-properties style:column-width="0.2451in" style:use-optimal-column-width="false"/>
    </style:style>
    <style:style style:name="TableColumn171" style:family="table-column">
      <style:table-column-properties style:column-width="6.4437in" style:use-optimal-column-width="false"/>
    </style:style>
    <style:style style:name="Table169" style:family="table">
      <style:table-properties style:width="6.6888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en" fo:country="US"/>
    </style:style>
    <style:style style:name="P177" style:parent-style-name="TableContents" style:family="paragraph">
      <style:text-properties fo:language="en" fo:country="US"/>
    </style:style>
    <style:style style:name="P178" style:parent-style-name="TableContents" style:family="paragraph">
      <style:text-properties fo:language="en" fo:country="US"/>
    </style:style>
    <style:style style:name="P179" style:parent-style-name="TableContents" style:family="paragraph">
      <style:text-properties fo:language="en" fo:country="US"/>
    </style:style>
    <style:style style:name="P180" style:parent-style-name="TableContents" style:family="paragraph">
      <style:text-properties fo:language="en" fo:country="US"/>
    </style:style>
    <style:style style:name="P181" style:parent-style-name="TableContents" style:family="paragraph">
      <style:text-properties fo:language="en" fo:country="US"/>
    </style:style>
    <style:style style:name="P182" style:parent-style-name="TableContents" style:family="paragraph">
      <style:text-properties fo:language="en" fo:country="US"/>
    </style:style>
    <style:style style:name="P183" style:parent-style-name="TableContents" style:family="paragraph">
      <style:text-properties fo:language="en" fo:country="US"/>
    </style:style>
    <style:style style:name="P184" style:parent-style-name="TableContents" style:family="paragraph">
      <style:text-properties fo:language="en" fo:country="US"/>
    </style:style>
    <style:style style:name="P185" style:parent-style-name="TableContents" style:family="paragraph">
      <style:text-properties fo:language="en" fo:country="US"/>
    </style:style>
    <style:style style:name="P186" style:parent-style-name="TableContents" style:family="paragraph">
      <style:text-properties fo:language="en" fo:country="US"/>
    </style:style>
    <style:style style:name="P187" style:parent-style-name="TableContents" style:family="paragraph">
      <style:text-properties fo:language="en" fo:country="US"/>
    </style:style>
    <style:style style:name="P188" style:parent-style-name="TableContents" style:family="paragraph">
      <style:text-properties fo:language="en" fo:country="US"/>
    </style:style>
    <style:style style:name="P189" style:parent-style-name="TableContents" style:family="paragraph">
      <style:text-properties fo:language="en" fo:country="US"/>
    </style:style>
    <style:style style:name="P190" style:parent-style-name="TableContents" style:family="paragraph">
      <style:text-properties fo:language="en" fo:country="US"/>
    </style:style>
    <style:style style:name="P191" style:parent-style-name="TableContents" style:family="paragraph">
      <style:text-properties fo:language="en" fo:country="US"/>
    </style:style>
    <style:style style:name="T192" style:parent-style-name="DefaultParagraphFont" style:family="text">
      <style:text-properties fo:language="en" fo:country="US"/>
    </style:style>
    <style:style style:name="P193" style:parent-style-name="Standard" style:family="paragraph">
      <style:paragraph-properties fo:text-align="justify"/>
    </style:style>
    <style:style style:name="P194" style:parent-style-name="Heading3" style:family="paragraph">
      <style:paragraph-properties fo:background-color="#C0C0C0"/>
    </style:style>
  </office:automatic-styles>
  <office:body>
    <office:text text:use-soft-page-breaks="true">
      <text:h text:style-name="P1" text:outline-level="1">Sistemas Operativos</text:h>
      <text:h text:style-name="P2" text:outline-level="1">Practica de laboratorio</text:h>
      <text:p text:style-name="P3"><text:span text:style-name="T4">Sincronización</text:span></text:p>
      <text:p text:style-name="P5">Daniel Ochoa</text:p>
      <text:p text:style-name="P6">dochoa@fiec.espol.edu.ec</text:p>
      <text:h text:style-name="Heading3" text:outline-level="3">Objetivos:</text:h>
      <text:list text:style-name="LFO1" text:continue-numbering="true">
        <text:list-item>
          <text:p text:style-name="P7">Demostrar los problemas derivados de las condiciones de carrera.</text:p>
        </text:list-item>
        <text:list-item>
          <text:p text:style-name="P8">Aprender a<text:s/>identificar la sección critica de un programa.</text:p>
        </text:list-item>
        <text:list-item>
          <text:p text:style-name="P9">Aprender como emplear semáforos para resolver condiciones de carrera.</text:p>
        </text:list-item>
        <text:list-item>
          <text:p text:style-name="P10">Aprender a explotar variables de condición para suspender hilos sincronizados.</text:p>
        </text:list-item>
      </text:list>
      <text:h text:style-name="Heading3" text:outline-level="3">Requerimientos:</text:h>
      <text:list text:style-name="LFO2" text:continue-numbering="true">
        <text:list-item>
          <text:p text:style-name="P11">Un computador con GNU/Linux.</text:p>
        </text:list-item>
        <text:list-item>
          <text:p text:style-name="P12">Versión de Kernel: al menos 2.6.24</text:p>
        </text:list-item>
      </text:list>
      <text:h text:style-name="P13" text:outline-level="3">Preparación</text:h>
      <text:p text:style-name="P14">Descargue el archivo practica.zip. Luego descomprima el archivo ingrese a cada subcarpeta y ejecute el comando<text:s/><text:span text:style-name="T15">make<text:s/></text:span>para compilar cada programa<text:span text:style-name="T16">.<text:s/></text:span>Si requiere ayuda con el manejo de thread y sincronización use el comando<text:s/><text:span text:style-name="T17">man</text:span><text:s/>con los siguientes argumentos pthread_mutex_lock y pthread_cond_signal.</text:p>
      <text:h text:style-name="P18" text:outline-level="3">Actividad No 1: Condiciones de carrera</text:h>
      <text:p text:style-name="P19">Ingrese a la carpeta<text:s/><text:span text:style-name="T20">race. <text:s/>LEA</text:span><text:s/>el archivo<text:s/><text:span text:style-name="T21">main.c</text:span><text:s/>y conteste las siguientes preguntas:</text:p>
      <text:p text:style-name="P22"/>
      <text:p text:style-name="P23">Cuantos threads son creados</text:p>
      <text:p text:style-name="P24"><text:s/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A</text:p>
          </table:table-cell>
          <table:table-cell table:style-name="TableCell31">
            <text:p text:style-name="TableContents">5</text:p>
          </table:table-cell>
        </table:table-row>
      </table:table>
      <text:p text:style-name="Standard"/>
      <text:p text:style-name="Standard">De que depende el<text:s/>valor de salida del programa</text:p>
      <text:p text:style-name="Standard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B</text:p>
          </table:table-cell>
          <table:table-cell table:style-name="TableCell38">
            <text:p text:style-name="TableContents">De la posición de los hilos que llegan al procesador.<text:s/></text:p>
          </table:table-cell>
        </table:table-row>
      </table:table>
      <text:p text:style-name="Standard"/>
      <text:p text:style-name="Standard">¿Qué hace cada thread?</text:p>
      <text:p text:style-name="Standard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C</text:p>
          </table:table-cell>
          <table:table-cell table:style-name="TableCell45">
            <text:p text:style-name="TableContents">Se suspende una cantidad aleatoria de tiempo.</text:p>
          </table:table-cell>
        </table:table-row>
      </table:table>
      <text:p text:style-name="P46"/>
      <text:p text:style-name="Standard">Si ud. corre 20 veces el programa que pasa con los datos de salida. (pruebe con dato de<text:s/>entrada 100)</text:p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D</text:p>
          </table:table-cell>
          <table:table-cell table:style-name="TableCell53">
            <text:p text:style-name="TableContents">Los valores de salida alternarán su orden.</text:p>
          </table:table-cell>
        </table:table-row>
      </table:table>
      <text:p text:style-name="P54"/>
      <text:p text:style-name="Standard">Cuál es el propósito de la sentencia<text:s/><text:span text:style-name="T55">usleep(j)</text:span></text:p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E</text:p>
          </table:table-cell>
          <table:table-cell table:style-name="TableCell62">
            <text:p text:style-name="TableContents">Suspender el hilo del programa una cantidad de tiempo.</text:p>
          </table:table-cell>
        </table:table-row>
      </table:table>
      <text:p text:style-name="P63"/>
      <text:h text:style-name="P64" text:outline-level="3">Actividad No 2: Semáforos</text:h>
      <text:p text:style-name="P65">Identifique la sección crítica del programa<text:s/><text:span text:style-name="T66">main.c</text:span>, e<text:s/>implemente sincronización usando pthreads_mutex. Coloque abajo el código del bloque donde los semáforos son utilizados. (SECCIÓN CRITICA)</text:p>
      <text:p text:style-name="P67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F</text:p>
          </table:table-cell>
          <table:table-cell table:style-name="TableCell74">
            <text:p text:style-name="P75"><text:tab/><text:tab/></text:p>
            <text:p text:style-name="P76"><text:s text:c="22"/>pthread_mutex_t mutex1 = PTHREAD_MUTEX_INITIALIZER;</text:p>
            <text:p text:style-name="P77"/>
            <text:p text:style-name="P78"><text:s text:c="24"/>for (i = 1; i<text:s/>&lt;= upper; i++)</text:p>
            <text:p text:style-name="P79"><text:tab/><text:tab/>{<text:tab/><text:tab/><text:tab/></text:p>
            <text:p text:style-name="P80"><text:tab/><text:tab/><text:tab/>j=(int)(100.0*rand()/RAND_MAX);</text:p>
            <text:p text:style-name="P81"><text:tab/><text:tab/><text:tab/>usleep(j);</text:p>
            <text:p text:style-name="HTMLPreformatted"><text:span text:style-name="T82"><text:tab/></text:span><text:span text:style-name="T83"><text:tab/><text:s text:c="3"/></text:span><text:span text:style-name="T84">pthread_mutex_lock( &amp;mutex1 );</text:span></text:p>
            <text:p text:style-name="P85"><text:tab/><text:tab/><text:tab/>sum++;</text:p>
            <text:p text:style-name="P86"><text:s text:c="37"/>pthread_mutex_unlock( &amp;mutex1 );</text:p>
            <text:p text:style-name="P87"/>
            <text:p text:style-name="P88"><text:tab/><text:tab/>}</text:p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/>
      <text:p text:style-name="P104">Use el comando<text:s/><text:span text:style-name="T105">time</text:span><text:s/>para calcular el tiempo de<text:s/>retorno, hay alguna diferencia entre los tiempos de retorno de la versión inicial y final de<text:s/><text:span text:style-name="T106">main.c</text:span>. (ejecute ambas versiones varias veces y calcule el promedio)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G</text:p>
          </table:table-cell>
          <table:table-cell table:style-name="TableCell114">
            <text:p text:style-name="TableContents">Con arg 5 y con sincronización:</text:p>
            <text:p text:style-name="TableContents">Promedio =<text:s/>0.00050876</text:p>
            <text:p text:style-name="TableContents"/>
            <text:p text:style-name="TableContents">Con arg 5 y sin sincronización:</text:p>
            <text:p text:style-name="TableContents">Promedio =<text:s/>0.000821</text:p>
            <text:p text:style-name="TableContents"/>
            <text:p text:style-name="TableContents">No existe diferencia</text:p>
          </table:table-cell>
        </table:table-row>
      </table:table>
      <text:h text:style-name="P115" text:outline-level="3">Actividad No 3: Variables de condición</text:h>
      <text:p text:style-name="P116">Ingrese a la carpeta<text:s/><text:span text:style-name="T117">convar</text:span><text:s/>y<text:s/><text:span text:style-name="T118">LEA<text:s/></text:span>el archivo<text:s/><text:span text:style-name="T119">main.c</text:span>. Conteste las siguientes preguntas:</text:p>
      <text:p text:style-name="P120"/>
      <text:p text:style-name="P121">¿Cómo se comporta el thread<text:s/><text:span text:style-name="T122">watch_count</text:span>?</text:p>
      <text:p text:style-name="P123"/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H</text:p>
          </table:table-cell>
          <table:table-cell table:style-name="TableCell130">
            <text:p text:style-name="TableContents">Aumenta un contador en 125 que está ubicado en una sección<text:s/>crítica sincronizada, mientras este no supere el límite establecido, dicha variable contador también está bloqueada.</text:p>
            <text:p text:style-name="TableContents"/>
            <text:p text:style-name="TableContents"/>
          </table:table-cell>
        </table:table-row>
      </table:table>
      <text:p text:style-name="Standard"/>
      <text:p text:style-name="P131">Qué efecto tiene la sentencia<text:s/><text:span text:style-name="T132">pthread_cond_signal<text:s/></text:span>en el thread<text:s/><text:span text:style-name="T133">inc_count<text:s/></text:span>sobre el thread<text:span text:style-name="T134"><text:s/>watch_count.</text:span></text:p>
      <text:p text:style-name="Standard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i</text:p>
          </table:table-cell>
          <table:table-cell table:style-name="TableCell141">
            <text:p text:style-name="TableContents"/>
            <text:p text:style-name="TableContents">Bloquea la variable de<text:s/>condición count_threshold_cv si el contador llega al máximo valor, lo que no hace watch_count, este solo hace que esta se mantenga esperando un cierto tiempo y luego la reactiva.</text:p>
            <text:p text:style-name="TableContents"/>
          </table:table-cell>
        </table:table-row>
      </table:table>
      <text:p text:style-name="P142"/>
      <text:p text:style-name="P143">Modifique el programa para que ahora ejecute un thread adicional de tipo<text:s/><text:span text:style-name="T144">w</text:span><text:span text:style-name="T145">atch_count.<text:s/></text:span>¿Qué sucede al ejecutar el programa?</text:p>
      <text:p text:style-name="P146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J</text:p>
          </table:table-cell>
          <table:table-cell table:style-name="TableCell153">
            <text:p text:style-name="TableContents">El programa<text:s/>no termina su ejecución.</text:p>
          </table:table-cell>
        </table:table-row>
      </table:table>
      <text:p text:style-name="P154"/>
      <text:p text:style-name="P155">¿Por qué?</text:p>
      <text:p text:style-name="P156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K</text:p>
          </table:table-cell>
          <table:table-cell table:style-name="TableCell163">
            <text:p text:style-name="TableContents">Al colocar<text:s/>un hilo más, se crea un ciclo infinito porque muchos procesos alteran la variable contador y esta aumenta repentinamente a un valor mayor que el límite.</text:p>
          </table:table-cell>
        </table:table-row>
      </table:table>
      <text:p text:style-name="P164"/>
      <text:p text:style-name="P165">Modifique el programa<text:span text:style-name="T166"><text:s/>main.c<text:s/></text:span>para que todos los threads<text:s/><text:span text:style-name="T167">watch_count<text:s/></text:span>se reactiven. Escriba abajo el cambio realizado.</text:p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L</text:p>
          </table:table-cell>
          <table:table-cell table:style-name="TableCell175">
            <text:p text:style-name="P176">void *watch_count(void *t)<text:s/></text:p>
            <text:p text:style-name="P177">{</text:p>
            <text:p text:style-name="P178"><text:s text:c="2"/>long my_id = (long)t;</text:p>
            <text:p text:style-name="P179"/>
            <text:p text:style-name="P180"><text:s text:c="2"/>printf("Starting thread %ld\n", my_id);</text:p>
            <text:p text:style-name="P181"/>
            <text:p text:style-name="P182"><text:s text:c="2"/>pthread_mutex_lock(&amp;count_mutex);</text:p>
            <text:p text:style-name="P183"><text:s text:c="2"/>while (count&lt;COUNT_LIMIT) {</text:p>
            <text:p text:style-name="P184"><text:s text:c="4"/>printf("thread %ld suspended.\n", my_id);</text:p>
            <text:p text:style-name="P185"><text:s text:c="4"/>pthread_cond_wait(&amp;count_threshold_cv, &amp;count_mutex);</text:p>
            <text:p text:style-name="P186"><text:s text:c="4"/>printf("thread %ld Condition signal received.\n", my_id);</text:p>
            <text:p text:style-name="P187"><text:s text:c="4"/>count += 125;</text:p>
            <text:p text:style-name="P188"><text:s text:c="4"/>printf("thread %ld count now = %d.\n", my_id, count);</text:p>
            <text:p text:style-name="P189"><text:s text:c="4"/>pthread_cond_signal(&amp;count_threshold_cv);</text:p>
            <text:p text:style-name="P190"><text:s text:c="4"/>}</text:p>
            <text:p text:style-name="P191"><text:s text:c="2"/>pthread_mutex_unlock(&amp;count_mutex);</text:p>
            <text:p text:style-name="TableContents"><text:span text:style-name="T192"><text:s text:c="2"/></text:span>pthread_exit(NULL);</text:p>
            <text:p text:style-name="TableContents">}</text:p>
            <text:p text:style-name="TableContents"/>
            <text:p text:style-name="TableContents"/>
          </table:table-cell>
        </table:table-row>
      </table:table>
      <text:p text:style-name="P193"/>
      <text:h text:style-name="P194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lbany AMT" svg:font-family="Albany AMT" style:font-family-generic="system" style:font-pitch="variable"/>
    <style:font-face style:name="URW Gothic L" svg:font-family="URW Gothic L" style:font-family-generic="swiss" style:font-pitch="variable"/>
    <style:font-face style:name="DejaVu Sans Mono" svg:font-family="DejaVu Sans Mono" style:font-family-generic="swiss" style:font-pitch="fixed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lbany AMT" style:font-name-complex="Albany AM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rfc-language-tag-asian="es-419" style:language-asian="e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in" fo:margin-bottom="0in"/>
      <style:text-properties style:font-name="URW Gothic L" style:font-name-asian="URW Gothic L" style:font-name-complex="URW Gothic L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DejaVu Sans Mono" style:font-name-asian="DejaVu Sans Mono" style:font-name-complex="DejaVu Sans Mono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URW Gothic L" style:font-name-asian="URW Gothic L" style:font-name-complex="URW Gothic 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Liberation Sans" style:font-name-asian="Liberation Sans" style:font-name-complex="Liberation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 AMT" style:font-name-asian="Albany AMT" style:font-name-complex="Albany AM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="Times New Roman" style:font-name-asian="Times New Roman" style:font-name-complex="Times New Roman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="es-419" fo:language="es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rfc-language-tag="es-419" fo:language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Donoso</meta:initial-creator>
    <dc:creator>Oscar</dc:creator>
    <meta:creation-date>2017-07-20T23:53:00Z</meta:creation-date>
    <dc:date>2017-07-25T19:21:00Z</dc:date>
    <meta:template xlink:href="Normal" xlink:type="simple"/>
    <meta:editing-cycles>34</meta:editing-cycles>
    <meta:editing-duration>PT4134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600" meta:character-count="3897" meta:row-count="27" meta:non-whitespace-character-count="3304"/>
  </office:meta>
</office:document-meta>
</file>